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9.102cm"/>
    </style:style>
    <style:style style:name="Table1.C" style:family="table-column">
      <style:table-column-properties style:column-width="6.32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0fb9af" officeooo:paragraph-rsid="000fb9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rsid="000fb9af" officeooo:paragraph-rsid="000fb9af"/>
    </style:style>
    <style:style style:name="P3" style:family="paragraph" style:parent-style-name="Standard">
      <style:text-properties officeooo:paragraph-rsid="000fb9af"/>
    </style:style>
    <style:style style:name="P4" style:family="paragraph" style:parent-style-name="Text_20_body">
      <style:text-properties officeooo:rsid="0012a669" officeooo:paragraph-rsid="0012a669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187ce" officeooo:paragraph-rsid="00118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2a669" officeooo:paragraph-rsid="0012a6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12a669"/>
    </style:style>
    <style:style style:name="T1" style:family="text">
      <style:text-properties officeooo:rsid="000fb9af"/>
    </style:style>
    <style:style style:name="T2" style:family="text">
      <style:text-properties officeooo:rsid="0012a669"/>
    </style:style>
    <style:style style:name="T3" style:family="text"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2a6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cation:<text:tab/>Ada Lovelace A309a</text:p>
      <text:p text:style-name="P3"><text:span text:style-name="T1">With:<text:tab/><text:tab/></text:span>Konstantin Pozdniakov</text:p>
      <text:p text:style-name="P2"/>
      <text:p text:style-name="P2">Attendees:<text:tab/>(whole team)</text:p>
      <text:p text:style-name="P2"/>
      <text:p text:style-name="P2">Start:<text:tab/><text:tab/>17:00</text:p>
      <text:p text:style-name="P2">End:<text:tab/><text:tab/>17:19</text:p>
      <text:p text:style-name="P2"/>
      <text:p text:style-name="Horizontal_20_Line"><text:tab/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Time</text:p>
          </table:table-cell>
          <table:table-cell table:style-name="Table1.A1" office:value-type="string">
            <text:p text:style-name="P1">Brief</text:p>
          </table:table-cell>
          <table:table-cell table:style-name="Table1.C1" office:value-type="string">
            <text:p text:style-name="P5">Additional</text:p>
          </table:table-cell>
        </table:table-row>
        <table:table-row>
          <table:table-cell table:style-name="Table1.A2" office:value-type="string">
            <text:p text:style-name="P1">17:01</text:p>
          </table:table-cell>
          <table:table-cell table:style-name="Table1.A2" office:value-type="string">
            <text:p text:style-name="P5">Introduce names and roles of each member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">17:08</text:p>
          </table:table-cell>
          <table:table-cell table:style-name="Table1.A2" office:value-type="string">
            <text:p text:style-name="P5">Introduction from consultant and discussion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">17:10</text:p>
          </table:table-cell>
          <table:table-cell table:style-name="Table1.A2" office:value-type="string">
            <text:p text:style-name="P5">Raise point to reschedule 4:00</text:p>
          </table:table-cell>
          <table:table-cell table:style-name="Table1.C2" office:value-type="string">
            <text:p text:style-name="P5">Point approved</text:p>
          </table:table-cell>
        </table:table-row>
        <table:table-row>
          <table:table-cell table:style-name="Table1.A2" office:value-type="string">
            <text:p text:style-name="P1">17:11</text:p>
          </table:table-cell>
          <table:table-cell table:style-name="Table1.A2" office:value-type="string">
            <text:p text:style-name="P5">Team name does not matter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">17:12</text:p>
          </table:table-cell>
          <table:table-cell table:style-name="Table1.A2" office:value-type="string">
            <text:p text:style-name="P5">Team asks for advice from the consultant, based on the previous teams</text:p>
          </table:table-cell>
          <table:table-cell table:style-name="Table1.C2" office:value-type="string">
            <text:p text:style-name="P5">Advice from consultant, is not to leave the project to the ‘last minute’</text:p>
          </table:table-cell>
        </table:table-row>
        <table:table-row>
          <table:table-cell table:style-name="Table1.A2" office:value-type="string">
            <text:p text:style-name="P1">17:13</text:p>
          </table:table-cell>
          <table:table-cell table:style-name="Table1.A2" office:value-type="string">
            <text:p text:style-name="P7">Team asks for clarification about the reports the team manager has to generate</text:p>
          </table:table-cell>
          <table:table-cell table:style-name="Table1.C2" office:value-type="string">
            <text:p text:style-name="P5">“Roles are not set in stone” - <text:span text:style-name="T2">everyone should contribute</text:span></text:p>
          </table:table-cell>
        </table:table-row>
        <table:table-row>
          <table:table-cell table:style-name="Table1.A2" office:value-type="string">
            <text:p text:style-name="P1">17:15</text:p>
          </table:table-cell>
          <table:table-cell table:style-name="Table1.A2" office:value-type="string">
            <text:p text:style-name="P8"><text:span text:style-name="T3">Email </text:span><text:bookmark text:name="yui_3_17_2_1_1517921031208_392"/><text:a xlink:type="simple" xlink:href="mailto:Konstantin.Pozdniakov.1@city.ac.uk" text:style-name="Internet_20_link" text:visited-style-name="Visited_20_Internet_20_Link">Konstantin.Pozdniakov.1@city.ac.uk</text:a></text:p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">17:16</text:p>
          </table:table-cell>
          <table:table-cell table:style-name="Table1.A2" office:value-type="string">
            <text:p text:style-name="P7">Team decides that diaries will be delivered once per deliverable</text:p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">17:19</text:p>
          </table:table-cell>
          <table:table-cell table:style-name="Table1.A2" office:value-type="string">
            <text:p text:style-name="P7">End</text:p>
          </table:table-cell>
          <table:table-cell table:style-name="Table1.C2" office:value-type="string">
            <text:p text:style-name="P6"/>
          </table:table-cell>
        </table:table-row>
      </table:table>
      <text:p text:style-name="Text_20_body"/>
      <text:p text:style-name="P4">Next meeting:</text:p>
      <text:p text:style-name="P4"><text:tab/>Location: Same, otherwise to be confirmed via email</text:p>
      <text:p text:style-name="P4"><text:tab/>Time: 4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2:40:39.551798648</meta:creation-date>
    <meta:generator>LibreOffice/6.0.0.3$Linux_X86_64 LibreOffice_project/00m0$Build-3</meta:generator>
    <dc:date>2018-02-06T13:07:55.047375150</dc:date>
    <meta:editing-duration>PT15M26S</meta:editing-duration>
    <meta:editing-cycles>2</meta:editing-cycles>
    <meta:document-statistic meta:table-count="1" meta:image-count="0" meta:object-count="0" meta:page-count="1" meta:paragraph-count="33" meta:word-count="123" meta:character-count="779" meta:non-whitespace-character-count="682"/>
  </office:meta>
</office:document-meta>
</file>